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font-name="DejaVu LGC Sans" fo:font-size="14pt" style:font-size-asian="14pt" style:font-size-complex="14pt"/>
    </style:style>
    <style:style style:name="P2" style:family="paragraph" style:parent-style-name="Standard">
      <style:text-properties style:font-name="DejaVu LGC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LGC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style:font-name="DejaVu LGC Sans" fo:font-size="14pt" style:font-size-asian="14pt" style:font-size-complex="14pt"/>
    </style:style>
    <style:style style:name="P7" style:family="paragraph" style:parent-style-name="Standard" style:list-style-name="L4">
      <style:text-properties officeooo:paragraph-rsid="000ff2b7"/>
    </style:style>
    <style:style style:name="T1" style:family="text">
      <style:text-properties style:font-name="DejaVu LGC Sans" fo:font-size="14pt" officeooo:rsid="000ff2b7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as relacionadas con el proximos Sprint.</text:p>
      <text:p text:style-name="P1"/>
      <text:p text:style-name="P2">Requirimientos no relevados:</text:p>
      <text:p text:style-name="P1"/>
      <text:list xml:id="list785075848" text:style-name="L1">
        <text:list-item>
          <text:p text:style-name="P4">ABM de fotos:</text:p>
        </text:list-item>
      </text:list>
      <text:p text:style-name="P1">Este ABM es distinto del de los albumes y necesita ser manejado distinto.</text:p>
      <text:p text:style-name="P1"/>
      <text:list xml:id="list559612345" text:style-name="L2">
        <text:list-item>
          <text:p text:style-name="P5">Solicitud de amistad:</text:p>
        </text:list-item>
      </text:list>
      <text:p text:style-name="P1">Por alguna razon fue relevado pero no anotado en el backlog.</text:p>
      <text:p text:style-name="P1"/>
      <text:list xml:id="list203266579" text:style-name="L4">
        <text:list-item>
          <text:p text:style-name="P7"><text:span text:style-name="T1">Modelos de negocio y dominio</text:span></text:p>
        </text:list-item>
        <text:list-item>
          <text:p text:style-name="P7"><text:span text:style-name="T1">Requisitos no funcionales</text:span></text:p>
        </text:list-item>
        <text:list-item>
          <text:p text:style-name="P7"><text:span text:style-name="T1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30:04</meta:creation-date>
    <meta:generator>OpenOffice.org/3.2$Linux OpenOffice.org_project/320m19$Build-9505</meta:generator>
    <dc:date>2011-04-20T10:00:44</dc:date>
    <meta:editing-duration>PT00H24M11S</meta:editing-duration>
    <meta:editing-cycles>3</meta:editing-cycles>
    <meta:document-statistic meta:table-count="0" meta:image-count="0" meta:object-count="0" meta:page-count="1" meta:paragraph-count="8" meta:word-count="51" meta:character-count="294"/>
    <dc:creator>marce </dc:creator>
  </office:meta>
</office:document-meta>
</file>